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fo:font-style="italic" style:font-style-asian="italic" style:font-style-complex="italic"/>
    </style:style>
    <style:style style:name="P2" style:family="paragraph" style:parent-style-name="Text_20_body" style:list-style-name="L1">
      <style:text-properties fo:font-size="10pt" fo:language="en" fo:country="US" fo:font-style="italic" style:font-size-asian="8.75pt" style:font-style-asian="italic" style:font-size-complex="10pt" style:font-style-complex="italic"/>
    </style:style>
    <style:style style:name="P3" style:family="paragraph" style:parent-style-name="Text_20_body" style:list-style-name="L2">
      <style:text-properties fo:font-size="10pt" style:font-size-asian="8.75pt" style:font-size-complex="10pt"/>
    </style:style>
    <style:style style:name="P4" style:family="paragraph" style:parent-style-name="Text_20_body" style:list-style-name="L6">
      <style:text-properties fo:font-size="10pt" style:font-size-asian="8.75pt" style:font-size-complex="10pt"/>
    </style:style>
    <style:style style:name="P5" style:family="paragraph" style:parent-style-name="Text_20_body" style:list-style-name="L7">
      <style:text-properties fo:font-size="10pt" style:font-size-asian="8.75pt" style:font-size-complex="10pt"/>
    </style:style>
    <style:style style:name="P6" style:family="paragraph" style:parent-style-name="Text_20_body" style:list-style-name="L8">
      <style:text-properties fo:font-size="10pt" fo:font-weight="bold" style:font-size-asian="8.75pt" style:font-weight-asian="bold" style:font-size-complex="10pt" style:font-weight-complex="bold"/>
    </style:style>
    <style:style style:name="P7" style:family="paragraph" style:parent-style-name="Text_20_body" style:list-style-name="L9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ext_20_body" style:list-style-name="L8">
      <style:text-properties fo:font-size="10pt" fo:font-weight="normal" style:font-size-asian="8.75pt" style:font-weight-asian="normal" style:font-size-complex="10pt" style:font-weight-complex="normal"/>
    </style:style>
    <style:style style:name="P9" style:family="paragraph" style:parent-style-name="Text_20_body" style:list-style-name="L9"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 style:list-style-name="L2"/>
    <style:style style:name="P11" style:family="paragraph" style:parent-style-name="Text_20_body" style:list-style-name="L8"/>
    <style:style style:name="P12" style:family="paragraph" style:parent-style-name="Text_20_body" style:list-style-name="L9">
      <style:text-properties fo:font-weight="normal" style:font-weight-asian="normal" style:font-weight-complex="normal"/>
    </style:style>
    <style:style style:name="P13" style:family="paragraph" style:parent-style-name="Heading_20_1">
      <style:text-properties fo:language="en" fo:country="US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fo:font-weight="normal" style:font-size-asian="8.75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5. Message Distribution System</text:h>
      <text:p text:style-name="P1">Sub-topics:</text:p>
      <text:list xml:id="list16365139061" text:style-name="L1">
        <text:list-item>
          <text:p text:style-name="P2">Message distribution system – Why &amp; how?</text:p>
        </text:list-item>
        <text:list-item>
          <text:p text:style-name="P2">The Post Office design – Why &amp; how?</text:p>
        </text:list-item>
        <text:list-item>
          <text:p text:style-name="P2">Decoupling achieved </text:p>
        </text:list-item>
        <text:list-item>
          <text:p text:style-name="P2">Design considerations &amp; implementation</text:p>
        </text:list-item>
        <text:list-item>
          <text:p text:style-name="P2">Singleton Pattern</text:p>
        </text:list-item>
        <text:list-item>
          <text:p text:style-name="P2">Publish/Subscriber schemes – which one?</text:p>
        </text:list-item>
      </text:list>
      <text:p text:style-name="Horizontal_20_Line"/>
      <text:h text:style-name="Heading_20_3" text:outline-level="3">Message Distribution System – Why &amp; how?</text:h>
      <text:list xml:id="list818388537" text:style-name="L2">
        <text:list-item>
          <text:p text:style-name="P3">A single object which all inter-thread messages goes through</text:p>
          <text:list>
            <text:list-item>
              <text:p text:style-name="P3">Decoupling the ITC system</text:p>
            </text:list-item>
          </text:list>
        </text:list-item>
        <text:list-item>
          <text:p text:style-name="P3">Have the MDS be aware of subscribers, and not the publisher</text:p>
          <text:list>
            <text:list-item>
              <text:p text:style-name="P3">Saving information of subscribers and the type of message they wish to receive</text:p>
            </text:list-item>
          </text:list>
        </text:list-item>
        <text:list-item>
          <text:p text:style-name="P3">It is another abstraction layer</text:p>
          <text:list>
            <text:list-item>
              <text:p text:style-name="P3">Better interface</text:p>
            </text:list-item>
            <text:list-item>
              <text:p text:style-name="P3">Less error-prone if implemented correctly</text:p>
            </text:list-item>
          </text:list>
        </text:list-item>
      </text:list>
      <text:h text:style-name="Heading_20_3" text:outline-level="3">The Post Office design – Why &amp; how? </text:h>
      <text:list xml:id="list1595344839" text:style-name="L7">
        <text:list-item>
          <text:p text:style-name="P5">A centralized place to send messages</text:p>
        </text:list-item>
        <text:list-item>
          <text:p text:style-name="P5">Makes sure that all subscribers gets messages</text:p>
        </text:list-item>
        <text:list-item>
          <text:p text:style-name="P5">Better interface for publishers and subscribers</text:p>
        </text:list-item>
        <text:list-item>
          <text:p text:style-name="P5">Not the best performer</text:p>
        </text:list-item>
        <text:list-item>
          <text:p text:style-name="P5">Multiple receivers of the same message</text:p>
        </text:list-item>
        <text:list-item>
          <text:p text:style-name="P5">One-way communication</text:p>
          <text:list>
            <text:list-item>
              <text:p text:style-name="P5">Receivers does not know the sender in the current implementation</text:p>
            </text:list-item>
          </text:list>
        </text:list-item>
      </text:list>
      <text:h text:style-name="Heading_20_3" text:outline-level="3">Decoupling achieved</text:h>
      <text:list xml:id="list1080694886" text:style-name="L8">
        <text:list-item>
          <text:p text:style-name="P6">Space:</text:p>
          <text:list>
            <text:list-item>
              <text:p text:style-name="P8">Subscribers and publishers does not know of each other</text:p>
            </text:list-item>
            <text:list-item>
              <text:p text:style-name="P8">Number of subscribers not known</text:p>
            </text:list-item>
          </text:list>
        </text:list-item>
        <text:list-item>
          <text:p text:style-name="P6">Time:</text:p>
          <text:list>
            <text:list-item>
              <text:p text:style-name="P8">Does not need to be online at the same time</text:p>
            </text:list-item>
          </text:list>
        </text:list-item>
        <text:list-item>
          <text:p text:style-name="P6">Flow:</text:p>
          <text:list>
            <text:list-item>
              <text:p text:style-name="P8">Publishers are not blocked while creating messages</text:p>
            </text:list-item>
            <text:list-item>
              <text:p text:style-name="P11"><text:soft-page-break/><text:span text:style-name="T2">Subscribers are not pulling new messages synchroniously</text:span></text:p>
            </text:list-item>
          </text:list>
        </text:list-item>
      </text:list>
      <text:h text:style-name="Heading_20_3" text:outline-level="3">Design considerations &amp; implementation</text:h>
      <text:list xml:id="list623068374" text:continue-list="list818388537" text:style-name="L2">
        <text:list-item>
          <text:p text:style-name="P3">Have the MDS save the addresses of the subscribing threads' message queue, with an identifier tied to it</text:p>
          <text:list>
            <text:list-item>
              <text:p text:style-name="P3">The identifier is used to identify which type of message is received</text:p>
              <text:list>
                <text:list-item>
                  <text:p text:style-name="P3">used in the message handler to typecast to the correct Message derivative</text:p>
                </text:list-item>
              </text:list>
            </text:list-item>
            <text:list-item>
              <text:p text:style-name="P10"><text:span text:style-name="T1">The MDS saves this information in a struct, “SubscriberId”</text:span></text:p>
            </text:list-item>
          </text:list>
        </text:list-item>
        <text:list-item>
          <text:p text:style-name="P10"><text:span text:style-name="T1">The current implementation could be drastically improved by using shared pointers for messages</text:span></text:p>
          <text:list>
            <text:list-item>
              <text:p text:style-name="P10"><text:span text:style-name="T1">Less copies, allocations</text:span></text:p>
            </text:list-item>
            <text:list-item>
              <text:p text:style-name="P10"><text:span text:style-name="T1">Memory management gets less complex</text:span></text:p>
            </text:list-item>
            <text:list-item>
              <text:p text:style-name="P10"><text:span text:style-name="T1">The last user of a message deletes it</text:span></text:p>
            </text:list-item>
          </text:list>
        </text:list-item>
      </text:list>
      <text:h text:style-name="Heading_20_3" text:outline-level="3">Singleton Pattern</text:h>
      <text:list xml:id="list2031166784" text:style-name="L6">
        <text:list-item>
          <text:p text:style-name="P4">A singleton is an object that can only be initiated once</text:p>
          <text:list>
            <text:list-item>
              <text:p text:style-name="P4">Subsequent tries to <text:span text:style-name="T4">getInstance()</text:span> will simply return the object that was created on first access</text:p>
            </text:list-item>
          </text:list>
        </text:list-item>
        <text:list-item>
          <text:p text:style-name="P4">If two threads tries to call <text:span text:style-name="T4">getInstance() </text:span><text:span text:style-name="T5">for the first time, at once, issues might occur</text:span></text:p>
        </text:list-item>
        <text:list-item>
          <text:p text:style-name="P4"><text:span text:style-name="T5">Based on a static member function which returns a reference to a static object</text:span></text:p>
          <text:list>
            <text:list-item>
              <text:p text:style-name="P4"><text:span text:style-name="T5">In other words, the member function is always there</text:span></text:p>
            </text:list-item>
            <text:list-item>
              <text:p text:style-name="P4"><text:span text:style-name="T5">The returned object is created on the first call to </text:span><text:span text:style-name="T4">getInstance()</text:span></text:p>
            </text:list-item>
          </text:list>
        </text:list-item>
        <text:list-item>
          <text:p text:style-name="P4"><text:span text:style-name="T5">The singleton is made non-copyable</text:span></text:p>
          <text:list>
            <text:list-item>
              <text:p text:style-name="P4"><text:span text:style-name="T5">Private:</text:span></text:p>
              <text:list>
                <text:list-item>
                  <text:p text:style-name="P4"><text:span text:style-name="T5">Copy constructor, assignment operator, constructor </text:span></text:p>
                </text:list-item>
              </text:list>
            </text:list-item>
          </text:list>
        </text:list-item>
        <text:list-item>
          <text:p text:style-name="P4"><text:span text:style-name="T5">Can be achieved by parsing a pointer / reference to the MDS</text:span></text:p>
          <text:list>
            <text:list-item>
              <text:p text:style-name="P4"><text:span text:style-name="T5">But now multiple instances can be created</text:span></text:p>
            </text:list-item>
            <text:list-item>
              <text:p text:style-name="P4"><text:span text:style-name="T5">Not as “centralized”</text:span></text:p>
            </text:list-item>
          </text:list>
        </text:list-item>
      </text:list>
      <text:h text:style-name="Heading_20_3" text:outline-level="3">Publish/Subscriber schemes – which one? </text:h>
      <text:list xml:id="list1434866512" text:style-name="L9">
        <text:list-item>
          <text:p text:style-name="P7">Topic</text:p>
          <text:list>
            <text:list-item>
              <text:p text:style-name="P9">Topic abstraction</text:p>
            </text:list-item>
            <text:list-item>
              <text:p text:style-name="P9">Url-like notation</text:p>
              <text:list>
                <text:list-item>
                  <text:p text:style-name="P9">Wildcards (*)</text:p>
                </text:list-item>
              </text:list>
            </text:list-item>
            <text:list-item>
              <text:p text:style-name="P9">Simplified topic</text:p>
              <text:list>
                <text:list-item>
                  <text:p text:style-name="P9">Group abstraction</text:p>
                </text:list-item>
              </text:list>
            </text:list-item>
          </text:list>
        </text:list-item>
        <text:list-item>
          <text:p text:style-name="P7">Content</text:p>
          <text:list>
            <text:list-item>
              <text:p text:style-name="P12"><text:span text:style-name="T3">Subscribe to a specific content of messages</text:span></text:p>
            </text:list-item>
            <text:list-item>
              <text:p text:style-name="P12"><text:span text:style-name="T3">Identified with keys/strings</text:span></text:p>
            </text:list-item>
            <text:list-item>
              <text:p text:style-name="P12"><text:soft-page-break/><text:span text:style-name="T3">All topics which match </text:span></text:p>
              <text:list>
                <text:list-item>
                  <text:p text:style-name="P12"><text:span text:style-name="T3">Wildcards are ignored</text:span></text:p>
                </text:list-item>
                <text:list-item>
                  <text:p text:style-name="P12"><text:span text:style-name="T3"/></text:p>
                </text:list-item>
              </text:list>
            </text:list-item>
          </text:list>
        </text:list-item>
        <text:list-item>
          <text:p text:style-name="P7">Type</text:p>
          <text:list>
            <text:list-item>
              <text:p text:style-name="P9">MDS is based on this</text:p>
            </text:list-item>
            <text:list-item>
              <text:p text:style-name="P9">Identified by key/string</text:p>
            </text:list-item>
            <text:list-item>
              <text:p text:style-name="P9">Any instance of the type, or derived instances, will be received</text:p>
            </text:list-item>
            <text:list-item>
              <text:p text:style-name="P9">Requires a static type system</text:p>
              <text:list>
                <text:list-item>
                  <text:p text:style-name="P9">C++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arke Vad Andersen</meta:initial-creator>
    <meta:creation-date>2012-06-11T16:00:50</meta:creation-date>
    <dc:date>2012-06-15T20:49:32</dc:date>
    <dc:creator>Bjarke Vad Andersen</dc:creator>
    <meta:editing-duration>PT6H25M13S</meta:editing-duration>
    <meta:editing-cycles>22</meta:editing-cycles>
    <meta:generator>LibreOffice/3.5$Linux_X86_64 LibreOffice_project/350m1$Build-2</meta:generator>
    <meta:document-statistic meta:table-count="0" meta:image-count="0" meta:object-count="0" meta:page-count="3" meta:paragraph-count="73" meta:word-count="501" meta:character-count="2811" meta:non-whitespace-character-count="2442"/>
  </office:meta>
</office:document-meta>
</file>